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cm" fo:min-width="1.55cm"/>
    </style:style>
    <style:style style:name="gr2" style:family="graphic" style:parent-style-name="standard">
      <style:graphic-properties svg:stroke-color="#ffffff" draw:marker-start="" draw:fill="none" draw:fill-color="#729fcf" draw:textarea-horizontal-align="justify" draw:textarea-vertical-align="middle" draw:auto-grow-height="false" fo:min-height="0.45cm" fo:min-width="0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6cm" fo:min-width="4.10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97cm" fo:min-width="4.30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26cm" fo:min-width="4.3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1cm" svg:height="1.6cm" svg:x="12.8cm" svg:y="3.5cm">
          <text:p text:style-name="P1"><text:span text:style-name="T1">¿es igual a 90º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0.6cm" svg:height="0.7cm" svg:x="11.7cm" svg:y="3.4cm">
          <text:p text:style-name="P1"><text:span text:style-name="T2">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cm" svg:height="0.7cm" svg:x="17.9cm" svg:y="3.4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6cm" svg:height="1.5cm" svg:x="7.2cm" svg:y="5.6cm">
          <text:p text:style-name="P1"><text:span text:style-name="T3">Es un ángulo rec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2.8cm" svg:y1="4.3cm" svg:x2="9.5cm" svg:y2="5.6cm" draw:start-shape="id1" draw:start-glue-point="5" draw:end-shape="id2" draw:end-glue-point="4" svg:d="M12800 4300h-3300v1300" svg:viewBox="0 0 3301 1301">
          <text:p/>
        </draw:connector>
        <draw:custom-shape draw:style-name="gr5" draw:text-style-name="P4" xml:id="id3" draw:id="id3" draw:layer="layout" svg:width="4.8cm" svg:height="1.8cm" svg:x="19.5cm" svg:y="5.2cm">
          <text:p text:style-name="P1"><text:span text:style-name="T3">No es un ángulo rect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6.9cm" svg:y1="4.3cm" svg:x2="21.9cm" svg:y2="5.2cm" draw:start-shape="id1" draw:start-glue-point="7" draw:end-shape="id3" draw:end-glue-point="4" svg:d="M16900 4300h5000v900" svg:viewBox="0 0 5001 901">
          <text:p/>
        </draw:connector>
        <draw:custom-shape draw:style-name="gr6" draw:text-style-name="P5" xml:id="id4" draw:id="id4" draw:layer="layout" svg:width="5.202cm" svg:height="1.594cm" draw:transform="rotate (-0.00226892802759273) translate (12.298cm 0.894cm)">
          <text:p text:style-name="P1"><text:span text:style-name="T2">Ángul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14.896cm" svg:y1="2.498cm" svg:x2="14.85cm" svg:y2="3.5cm" draw:start-shape="id4" draw:start-glue-point="6" draw:end-shape="id1" draw:end-glue-point="4" svg:d="M14896 2498v503h-46v499" svg:viewBox="0 0 47 10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20:08:43.116175340</meta:creation-date>
    <dc:date>2017-03-20T18:27:11.679175080</dc:date>
    <meta:editing-duration>PT55M22S</meta:editing-duration>
    <meta:editing-cycles>17</meta:editing-cycles>
    <meta:generator>LibreOffice/5.1.2.2.0$Linux_x86 LibreOffice_project/10m0$Build-2</meta:generator>
    <meta:document-statistic meta:object-count="9"/>
  </office:meta>
</office:document-meta>
</file>